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9382in" fo:margin-left="0in" table:align="left"/>
    </style:style>
    <style:style style:name="Tabla1.A" style:family="table-column">
      <style:table-column-properties style:column-width="7.9382in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8618in" style:rel-width="100%" table:align="left"/>
    </style:style>
    <style:style style:name="Tabla3.A" style:family="table-column">
      <style:table-column-properties style:column-width="3.184in" style:rel-column-width="4544*"/>
    </style:style>
    <style:style style:name="Tabla3.B" style:family="table-column">
      <style:table-column-properties style:column-width="0.6854in" style:rel-column-width="978*"/>
    </style:style>
    <style:style style:name="Tabla3.C" style:family="table-column">
      <style:table-column-properties style:column-width="3.9924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rsid="00430454" officeooo:paragraph-rsid="00430454" style:font-size-asian="9pt" style:font-size-complex="9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 officeooo:rsid="00430454" officeooo:paragraph-rsid="00430454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19" style:family="paragraph" style:parent-style-name="Table_20_Contents">
      <style:text-properties style:font-name="Ubuntu Condensed" officeooo:paragraph-rsid="00166666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officeooo:paragraph-rsid="00166666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erp_5f_default_5f_8">
      <style:text-properties style:font-name="Ubuntu Condensed" officeooo:paragraph-rsid="00166666"/>
    </style:style>
    <style:style style:name="P25" style:family="paragraph" style:parent-style-name="terp_5f_default_5f_Bold_5f_9">
      <style:text-properties style:font-name="Ubuntu Condensed" officeooo:rsid="00150b4f" officeooo:paragraph-rsid="00166666"/>
    </style:style>
    <style:style style:name="P2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officeooo:rsid="002247b5" officeooo:paragraph-rsid="00166666"/>
    </style:style>
    <style:style style:name="P31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officeooo:rsid="00430454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430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7"/>
                  <text:p text:style-name="P8"/>
                  <text:p text:style-name="P9"/>
                </table:table-cell>
                <table:table-cell table:style-name="Tabla2.A1" office:value-type="string">
                  <text:p text:style-name="P23"/>
                  <text:p text:style-name="P22"><text:span text:style-name="T1">Voucher</text:span></text:p>
                </table:table-cell>
                <table:table-cell table:style-name="Tabla2.A1" office:value-type="string">
                  <text:p text:style-name="P31"><text:span text:style-name="T3">Company Name</text:span><text:span text:style-name="T4"> </text:span></text:p>
                  <text:p text:style-name="P32"><text:span text:style-name="T5">Company Address</text:span> </text:p>
                  <text:p text:style-name="P31"/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5">Client</text:p>
                  <text:p text:style-name="P26"><text:text-input text:description="&lt;o.order_id.lead_name&gt;">lead name</text:text-input></text:p>
                </table:table-cell>
                <table:table-cell table:style-name="Tabla3.B1" office:value-type="string">
                  <text:p text:style-name="P19"/>
                </table:table-cell>
                <table:table-cell table:style-name="Tabla3.C1" office:value-type="string">
                  <text:p text:style-name="P25">Passenger Names/ Group Name <text:s text:c="53"/></text:p>
                  <text:p text:style-name="P27"><text:text-input text:description="&lt;for each=&quot;p in o.order_id.pax_ids&quot;&gt;">start for paxs</text:text-input></text:p>
                  <text:p text:style-name="P28"><text:text-input text:description="&lt;p.name&gt;">Lead name</text:text-input></text:p>
                  <text:p text:style-name="P29"><text:text-input text:description="&lt;/for&gt;">end for paxs</text:text-input></text:p>
                  <text:p text:style-name="P30"/>
                </table:table-cell>
              </table:table-row>
            </table:table>
            <text:p text:style-name="P4"/>
            <text:p text:style-name="P3">Instructions for clients</text:p>
            <text:p text:style-name="P33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17">Product</text:p>
                </table:table-cell>
                <table:table-cell table:style-name="Table3.A1" office:value-type="string">
                  <text:p text:style-name="P20">Check-in</text:p>
                </table:table-cell>
                <table:table-cell table:style-name="Table3.A1" office:value-type="string">
                  <text:p text:style-name="P20">Check-out</text:p>
                </table:table-cell>
                <table:table-cell table:style-name="Table3.A1" office:value-type="string">
                  <text:p text:style-name="P17">Room Type</text:p>
                </table:table-cell>
                <table:table-cell table:style-name="Table3.A1" office:value-type="string">
                  <text:p text:style-name="P17">Meal Plan</text:p>
                </table:table-cell>
                <table:table-cell table:style-name="Table3.F1" office:value-type="string">
                  <text:p text:style-name="P17">Confirmation</text:p>
                </table:table-cell>
              </table:table-row>
              <table:table-row>
                <table:table-cell table:style-name="Table3.A2" office:value-type="string">
                  <text:p text:style-name="P11"><text:text-input text:description="&lt;o.product_id.name&gt;">product</text:text-input></text:p>
                </table:table-cell>
                <table:table-cell table:style-name="Table3.B2" office:value-type="string">
                  <text:p text:style-name="P11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1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1"><text:text-input text:description="&lt;for each=&quot;r in o.sale_context_id.hotel_1_rooming_ids&quot;&gt;">start for rooming</text:text-input></text:p>
                  <text:p text:style-name="P13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1"><text:text-input text:description="&lt;/for&gt;">end for rooming</text:text-input></text:p>
                </table:table-cell>
                <table:table-cell table:style-name="Table3.E2" office:value-type="string">
                  <text:p text:style-name="P11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34"/>
            <text:p text:style-name="P5">GENERAL CONDITIONS</text:p>
            <text:p text:style-name="P2">Office Telephones: (+53 7) ; For Emergencies, call: (+53)</text:p>
            <text:p text:style-name="P1"/>
            <text:p text:style-name="P1"/>
          </table:table-cell>
        </table:table-row>
      </table:table>
      <text:p text:style-name="P10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16T12:13:06.571599679</dc:date>
    <dc:creator>Yuriq Quintana</dc:creator>
    <meta:editing-duration>PT18H5M7S</meta:editing-duration>
    <meta:editing-cycles>48</meta:editing-cycles>
    <meta:generator>LibreOffice/4.2.7.2$Linux_X86_64 LibreOffice_project/420m0$Build-2</meta:generator>
    <meta:document-statistic meta:table-count="4" meta:image-count="0" meta:object-count="0" meta:page-count="1" meta:paragraph-count="28" meta:word-count="104" meta:character-count="509" meta:non-whitespace-character-count="412"/>
  </office:meta>
</office:document-meta>
</file>